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295cm" style:rel-column-width="12701*"/>
    </style:style>
    <style:style style:name="Table1.B" style:family="table-column">
      <style:table-column-properties style:column-width="1.812cm" style:rel-column-width="6983*"/>
    </style:style>
    <style:style style:name="Table1.C" style:family="table-column">
      <style:table-column-properties style:column-width="11.894cm" style:rel-column-width="45851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295cm" style:rel-column-width="12701*"/>
    </style:style>
    <style:style style:name="Table2.B" style:family="table-column">
      <style:table-column-properties style:column-width="1.812cm" style:rel-column-width="6983*"/>
    </style:style>
    <style:style style:name="Table2.C" style:family="table-column">
      <style:table-column-properties style:column-width="11.894cm" style:rel-column-width="45851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293cm" style:rel-column-width="1867*"/>
    </style:style>
    <style:style style:name="Table3.B" style:family="table-column">
      <style:table-column-properties style:column-width="1.812cm" style:rel-column-width="1027*"/>
    </style:style>
    <style:style style:name="Table3.C" style:family="table-column">
      <style:table-column-properties style:column-width="11.896cm" style:rel-column-width="674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17d86" officeooo:paragraph-rsid="00017d86"/>
    </style:style>
    <style:style style:name="P2" style:family="paragraph" style:parent-style-name="Text_20_body">
      <style:text-properties officeooo:rsid="00017d86" officeooo:paragraph-rsid="00017d86"/>
    </style:style>
    <style:style style:name="P3" style:family="paragraph" style:parent-style-name="Table_20_Contents">
      <style:text-properties officeooo:rsid="000012dc" officeooo:paragraph-rsid="000012dc"/>
    </style:style>
    <style:style style:name="P4" style:family="paragraph" style:parent-style-name="Table_20_Contents">
      <style:text-properties officeooo:rsid="000012dc" officeooo:paragraph-rsid="000145e6"/>
    </style:style>
    <style:style style:name="P5" style:family="paragraph" style:parent-style-name="Text_20_body">
      <style:text-properties officeooo:rsid="000012dc" officeooo:paragraph-rsid="000145e6"/>
    </style:style>
    <style:style style:name="P6" style:family="paragraph" style:parent-style-name="Table_20_Contents">
      <style:text-properties officeooo:rsid="000145e6" officeooo:paragraph-rsid="000145e6"/>
    </style:style>
    <style:style style:name="P7" style:family="paragraph" style:parent-style-name="Text_20_body">
      <style:text-properties officeooo:paragraph-rsid="000012dc"/>
    </style:style>
    <style:style style:name="P8" style:family="paragraph" style:parent-style-name="Text_20_body">
      <style:text-properties officeooo:paragraph-rsid="000145e6"/>
    </style:style>
    <style:style style:name="P9" style:family="paragraph" style:parent-style-name="Table_20_Contents">
      <style:text-properties fo:font-weight="bold" officeooo:rsid="000012dc" officeooo:paragraph-rsid="000012dc" style:font-weight-asian="bold" style:font-weight-complex="bold"/>
    </style:style>
    <style:style style:name="P10" style:family="paragraph" style:parent-style-name="Table_20_Contents">
      <style:text-properties fo:font-weight="bold" officeooo:rsid="000012dc" officeooo:paragraph-rsid="000145e6" style:font-weight-asian="bold" style:font-weight-complex="bold"/>
    </style:style>
    <style:style style:name="P11" style:family="paragraph" style:parent-style-name="Heading_20_3">
      <style:text-properties officeooo:rsid="00017d86" officeooo:paragraph-rsid="00017d86"/>
    </style:style>
    <style:style style:name="P12" style:family="paragraph" style:parent-style-name="Heading_20_4">
      <style:text-properties officeooo:rsid="000012dc" officeooo:paragraph-rsid="000012dc"/>
    </style:style>
    <style:style style:name="P13" style:family="paragraph" style:parent-style-name="Heading_20_4">
      <style:text-properties officeooo:rsid="000012dc" officeooo:paragraph-rsid="000145e6"/>
    </style:style>
    <style:style style:name="T1" style:family="text">
      <style:text-properties officeooo:rsid="000145e6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17d86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0224c9" style:font-size-asian="12pt" style:font-weight-asian="normal" style:font-size-complex="12pt" style:font-weight-complex="normal"/>
    </style:style>
    <style:style style:name="T8" style:family="text">
      <style:text-properties officeooo:rsid="0003b9ca"/>
    </style:style>
    <style:style style:name="T9" style:family="text">
      <style:text-properties officeooo:rsid="000604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Genel Bilgi</text:h>
      <text:p text:style-name="P2">Koordinat Sistemi: WGS 84 Enlem, Boylam (EPSG 4326)</text:p>
      <text:p text:style-name="P2">Önerilen Projeksiyon: EPSG 4326 verilerin uyumu açısından seçilmiştir. Harita yapımında Türkiye’ye uygun bir konik projeksiyon seçilmesi önerilir. EPSG 4326 harita yapımı için uygun bir projeksiyon değildir. </text:p>
      <text:p text:style-name="P2">Genelleştirme Düzeyi: Verilere çizgi genelleştirmesi uygulanmıştır. Küçük adalar elimine edilmiştir. 1:<text:span text:style-name="T8">1 Milyon</text:span>- 1:5 Milyon arası küçük ölçekli harita yapımı için uygundur. </text:p>
      <text:p text:style-name="P2">Doğruluk ve Resmiyet: Belirtilen ölçek aralığında küçük ölçekli harita yapımına uygun bir doğruluğa sahiptir (<text:span text:style-name="T8">4</text:span>00m ve daha fazla konum doğruluğu). Genelleştirilmiş veriler olduğu için hesaplanacak alan ve uzunluklar yaklaşık değerlerdir. Küçük ölçekli tematik harita yapımına yönelik verilerdir. Resmi bir niteliği yoktur. </text:p>
      <text:p text:style-name="Text_20_body">Kaynak: Açık kaynak harita verilerden derlenmiş, projeye özgü parametrelerle genelleştirilmiş verilerdir. Veriler Prof.Dr. İ. Öztuğ BİLDİRİCİ danışmanlığında Nurbanu ÇALIŞKAN tarafından tamamlanan <text:span text:style-name="T5">“</text:span><text:span text:style-name="T6">TEMATİK HARİTA YAPIMI AMAÇLI ÜLKE İDARİ BÖLÜNÜŞ VERİ TABANI TASARIMI” </text:span><text:span text:style-name="T7">başlıklı tez kapsamında üretilmiştir. Öznitelikler bu tez kapsamında hazırlanmış olup, çalışmaya özgüdür. </text:span></text:p>
      <text:h text:style-name="Heading_20_3" text:outline-level="3">İlçe Verilerindeki Öznitelikler </text:h>
      <text:h text:style-name="P12" text:outline-level="4">ilce_point Katmanı <text:span text:style-name="T4">(İlçe Merkez Noktaları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Öznitelik</text:p>
          </table:table-cell>
          <table:table-cell table:style-name="Table1.A1" office:value-type="string">
            <text:p text:style-name="P9">Türü</text:p>
          </table:table-cell>
          <table:table-cell table:style-name="Table1.C1" office:value-type="string">
            <text:p text:style-name="P9">Açıklama</text:p>
          </table:table-cell>
        </table:table-row>
        <table:table-row>
          <table:table-cell table:style-name="Table1.A2" office:value-type="string">
            <text:p text:style-name="P3">fid</text:p>
          </table:table-cell>
          <table:table-cell table:style-name="Table1.A2" office:value-type="string">
            <text:p text:style-name="P3">Tam sayı</text:p>
          </table:table-cell>
          <table:table-cell table:style-name="Table1.C2" office:value-type="string">
            <text:p text:style-name="P3">Geopackage için gerekli indeks</text:p>
          </table:table-cell>
        </table:table-row>
        <table:table-row>
          <table:table-cell table:style-name="Table1.A2" office:value-type="string">
            <text:p text:style-name="P3">tuik_id</text:p>
          </table:table-cell>
          <table:table-cell table:style-name="Table1.A2" office:value-type="string">
            <text:p text:style-name="P3">Tam sayı</text:p>
          </table:table-cell>
          <table:table-cell table:style-name="Table1.C2" office:value-type="string">
            <text:p text:style-name="P3">TÜİK ilçe düzeyi verilerde tanımlayıcı değer (id)</text:p>
          </table:table-cell>
        </table:table-row>
        <table:table-row>
          <table:table-cell table:style-name="Table1.A2" office:value-type="string">
            <text:p text:style-name="P3">IL</text:p>
          </table:table-cell>
          <table:table-cell table:style-name="Table1.A2" office:value-type="string">
            <text:p text:style-name="P3">Metin</text:p>
          </table:table-cell>
          <table:table-cell table:style-name="Table1.C2" office:value-type="string">
            <text:p text:style-name="P3">İl adı</text:p>
          </table:table-cell>
        </table:table-row>
        <table:table-row>
          <table:table-cell table:style-name="Table1.A2" office:value-type="string">
            <text:p text:style-name="P3">F_CODE</text:p>
          </table:table-cell>
          <table:table-cell table:style-name="Table1.A2" office:value-type="string">
            <text:p text:style-name="P3">Metin</text:p>
          </table:table-cell>
          <table:table-cell table:style-name="Table1.C2" office:value-type="string">
            <text:p text:style-name="P3">DIGEST özniteliği</text:p>
          </table:table-cell>
        </table:table-row>
        <table:table-row>
          <table:table-cell table:style-name="Table1.A2" office:value-type="string">
            <text:p text:style-name="P3">F_NAME</text:p>
          </table:table-cell>
          <table:table-cell table:style-name="Table1.A2" office:value-type="string">
            <text:p text:style-name="P3">Metin</text:p>
          </table:table-cell>
          <table:table-cell table:style-name="Table1.C2" office:value-type="string">
            <text:p text:style-name="P3">DIGEST özniteliği</text:p>
          </table:table-cell>
        </table:table-row>
        <table:table-row>
          <table:table-cell table:style-name="Table1.A2" office:value-type="string">
            <text:p text:style-name="P3">SYMBOL</text:p>
          </table:table-cell>
          <table:table-cell table:style-name="Table1.A2" office:value-type="string">
            <text:p text:style-name="P3">Tam sayı</text:p>
          </table:table-cell>
          <table:table-cell table:style-name="Table1.C2" office:value-type="string">
            <text:p text:style-name="P3">DIGEST özniteliği<text:line-break/><text:span text:style-name="T1">0: İlçe, 1: Merkez İlçe, 2: Büyükşehirlerde temsilci merkez ilçe</text:span></text:p>
          </table:table-cell>
        </table:table-row>
        <table:table-row>
          <table:table-cell table:style-name="Table1.A2" office:value-type="string">
            <text:p text:style-name="P6">P_NAME</text:p>
          </table:table-cell>
          <table:table-cell table:style-name="Table1.A2" office:value-type="string">
            <text:p text:style-name="P6">Metin</text:p>
          </table:table-cell>
          <table:table-cell table:style-name="Table1.C2" office:value-type="string">
            <text:p text:style-name="P6">İlçe adı</text:p>
          </table:table-cell>
        </table:table-row>
        <table:table-row>
          <table:table-cell table:style-name="Table1.A2" office:value-type="string">
            <text:p text:style-name="P6">il_id</text:p>
          </table:table-cell>
          <table:table-cell table:style-name="Table1.A2" office:value-type="string">
            <text:p text:style-name="P6">Tam sayı</text:p>
          </table:table-cell>
          <table:table-cell table:style-name="Table1.C2" office:value-type="string">
            <text:p text:style-name="P6">İl plaka sayısı</text:p>
          </table:table-cell>
        </table:table-row>
        <table:table-row>
          <table:table-cell table:style-name="Table1.A2" office:value-type="string">
            <text:p text:style-name="P6">İbbs1</text:p>
          </table:table-cell>
          <table:table-cell table:style-name="Table1.A2" office:value-type="string">
            <text:p text:style-name="P6">Metin</text:p>
          </table:table-cell>
          <table:table-cell table:style-name="Table1.C2" office:value-type="string">
            <text:p text:style-name="P6">İBBS birinci düzey kodu</text:p>
          </table:table-cell>
        </table:table-row>
        <table:table-row>
          <table:table-cell table:style-name="Table1.A2" office:value-type="string">
            <text:p text:style-name="P6">İbbs2</text:p>
          </table:table-cell>
          <table:table-cell table:style-name="Table1.A2" office:value-type="string">
            <text:p text:style-name="P6">Metin</text:p>
          </table:table-cell>
          <table:table-cell table:style-name="Table1.C2" office:value-type="string">
            <text:p text:style-name="P6">İBBS ikinci düzey kodu</text:p>
          </table:table-cell>
        </table:table-row>
        <table:table-row>
          <table:table-cell table:style-name="Table1.A2" office:value-type="string">
            <text:p text:style-name="P6">İbbs3</text:p>
          </table:table-cell>
          <table:table-cell table:style-name="Table1.A2" office:value-type="string">
            <text:p text:style-name="P6">Metin</text:p>
          </table:table-cell>
          <table:table-cell table:style-name="Table1.C2" office:value-type="string">
            <text:p text:style-name="P6">İBBS üçüncü düzey kodu</text:p>
          </table:table-cell>
        </table:table-row>
      </table:table>
      <text:p text:style-name="P7"/>
      <text:h text:style-name="P13" text:outline-level="4">ilce_<text:span text:style-name="T1">line</text:span> Katmanı <text:span text:style-name="T4">(İdari Sınırlar)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Öznitelik</text:p>
          </table:table-cell>
          <table:table-cell table:style-name="Table2.A1" office:value-type="string">
            <text:p text:style-name="P10">Türü</text:p>
          </table:table-cell>
          <table:table-cell table:style-name="Table2.C1" office:value-type="string">
            <text:p text:style-name="P10">Açıklama</text:p>
          </table:table-cell>
        </table:table-row>
        <table:table-row>
          <table:table-cell table:style-name="Table2.A2" office:value-type="string">
            <text:p text:style-name="P4">fid</text:p>
          </table:table-cell>
          <table:table-cell table:style-name="Table2.A2" office:value-type="string">
            <text:p text:style-name="P4">Tam sayı</text:p>
          </table:table-cell>
          <table:table-cell table:style-name="Table2.C2" office:value-type="string">
            <text:p text:style-name="P4">Geopackage için gerekli indeks</text:p>
          </table:table-cell>
        </table:table-row>
        <table:table-row>
          <table:table-cell table:style-name="Table2.A2" office:value-type="string">
            <text:p text:style-name="P4">F_CODE</text:p>
          </table:table-cell>
          <table:table-cell table:style-name="Table2.A2" office:value-type="string">
            <text:p text:style-name="P4">Metin</text:p>
          </table:table-cell>
          <table:table-cell table:style-name="Table2.C2" office:value-type="string">
            <text:p text:style-name="P4">DIGEST özniteliği</text:p>
          </table:table-cell>
        </table:table-row>
        <text:soft-page-break/>
        <table:table-row>
          <table:table-cell table:style-name="Table2.A2" office:value-type="string">
            <text:p text:style-name="P4">F_NAME</text:p>
          </table:table-cell>
          <table:table-cell table:style-name="Table2.A2" office:value-type="string">
            <text:p text:style-name="P4">Metin</text:p>
          </table:table-cell>
          <table:table-cell table:style-name="Table2.C2" office:value-type="string">
            <text:p text:style-name="P4">DIGEST özniteliği</text:p>
          </table:table-cell>
        </table:table-row>
        <table:table-row>
          <table:table-cell table:style-name="Table2.A2" office:value-type="string">
            <text:p text:style-name="P4">SYMBOL</text:p>
          </table:table-cell>
          <table:table-cell table:style-name="Table2.A2" office:value-type="string">
            <text:p text:style-name="P4">Tam sayı</text:p>
          </table:table-cell>
          <table:table-cell table:style-name="Table2.C2" office:value-type="string">
            <text:p text:style-name="P4">DIGEST özniteliği<text:line-break/><text:span text:style-name="T1">0: İlçe Sınırı, 1: İl Sınırı, 2: Kıyı, 3: Ülke Sınırı, 5: Denizde il sınırı</text:span></text:p>
          </table:table-cell>
        </table:table-row>
        <table:table-row>
          <table:table-cell table:style-name="Table2.A2" office:value-type="string">
            <text:p text:style-name="P6">P_NAME</text:p>
          </table:table-cell>
          <table:table-cell table:style-name="Table2.A2" office:value-type="string">
            <text:p text:style-name="P6">Metin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ANGLE</text:p>
          </table:table-cell>
          <table:table-cell table:style-name="Table2.A2" office:value-type="string">
            <text:p text:style-name="P6">Tam sayı</text:p>
          </table:table-cell>
          <table:table-cell table:style-name="Table2.C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SCALE</text:p>
          </table:table-cell>
          <table:table-cell table:style-name="Table2.A2" office:value-type="string">
            <text:p text:style-name="P6">Metin</text:p>
          </table:table-cell>
          <table:table-cell table:style-name="Table2.C2" office:value-type="string">
            <text:p text:style-name="P6"/>
          </table:table-cell>
        </table:table-row>
      </table:table>
      <text:p text:style-name="P8"/>
      <text:h text:style-name="P13" text:outline-level="4">ilce_<text:span text:style-name="T1">area</text:span> Katmanı <text:span text:style-name="T4">(İlçe Alanları)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Öznitelik</text:p>
          </table:table-cell>
          <table:table-cell table:style-name="Table3.A1" office:value-type="string">
            <text:p text:style-name="P10">Türü</text:p>
          </table:table-cell>
          <table:table-cell table:style-name="Table3.C1" office:value-type="string">
            <text:p text:style-name="P10">Açıklama</text:p>
          </table:table-cell>
        </table:table-row>
        <table:table-row>
          <table:table-cell table:style-name="Table3.A2" office:value-type="string">
            <text:p text:style-name="P4">fid</text:p>
          </table:table-cell>
          <table:table-cell table:style-name="Table3.A2" office:value-type="string">
            <text:p text:style-name="P4">Tam sayı</text:p>
          </table:table-cell>
          <table:table-cell table:style-name="Table3.C2" office:value-type="string">
            <text:p text:style-name="P4">Geopackage için gerekli indeks</text:p>
          </table:table-cell>
        </table:table-row>
        <table:table-row>
          <table:table-cell table:style-name="Table3.A2" office:value-type="string">
            <text:p text:style-name="P4">tuik_id</text:p>
          </table:table-cell>
          <table:table-cell table:style-name="Table3.A2" office:value-type="string">
            <text:p text:style-name="P4">Tam sayı</text:p>
          </table:table-cell>
          <table:table-cell table:style-name="Table3.C2" office:value-type="string">
            <text:p text:style-name="P4">TÜİK ilçe düzeyi verilerde tanımlayıcı değer (id)</text:p>
          </table:table-cell>
        </table:table-row>
        <table:table-row>
          <table:table-cell table:style-name="Table3.A2" office:value-type="string">
            <text:p text:style-name="P4">IL</text:p>
          </table:table-cell>
          <table:table-cell table:style-name="Table3.A2" office:value-type="string">
            <text:p text:style-name="P4">Metin</text:p>
          </table:table-cell>
          <table:table-cell table:style-name="Table3.C2" office:value-type="string">
            <text:p text:style-name="P4">İl adı</text:p>
          </table:table-cell>
        </table:table-row>
        <table:table-row>
          <table:table-cell table:style-name="Table3.A2" office:value-type="string">
            <text:p text:style-name="P4">F_CODE</text:p>
          </table:table-cell>
          <table:table-cell table:style-name="Table3.A2" office:value-type="string">
            <text:p text:style-name="P4">Metin</text:p>
          </table:table-cell>
          <table:table-cell table:style-name="Table3.C2" office:value-type="string">
            <text:p text:style-name="P4">DIGEST özniteliği</text:p>
          </table:table-cell>
        </table:table-row>
        <table:table-row>
          <table:table-cell table:style-name="Table3.A2" office:value-type="string">
            <text:p text:style-name="P4">F_NAME</text:p>
          </table:table-cell>
          <table:table-cell table:style-name="Table3.A2" office:value-type="string">
            <text:p text:style-name="P4">Metin</text:p>
          </table:table-cell>
          <table:table-cell table:style-name="Table3.C2" office:value-type="string">
            <text:p text:style-name="P4">DIGEST özniteliği</text:p>
          </table:table-cell>
        </table:table-row>
        <table:table-row>
          <table:table-cell table:style-name="Table3.A2" office:value-type="string">
            <text:p text:style-name="P4">SYMBOL</text:p>
          </table:table-cell>
          <table:table-cell table:style-name="Table3.A2" office:value-type="string">
            <text:p text:style-name="P4">Tam sayı</text:p>
          </table:table-cell>
          <table:table-cell table:style-name="Table3.C2" office:value-type="string">
            <text:p text:style-name="P4">DIGEST özniteliği<text:line-break/><text:span text:style-name="T1">0: İlçe, 1: Merkez İlçe, 2: Büyükşehirlerde temsilci merkez ilçe</text:span></text:p>
          </table:table-cell>
        </table:table-row>
        <table:table-row>
          <table:table-cell table:style-name="Table3.A2" office:value-type="string">
            <text:p text:style-name="P6">P_NAME</text:p>
          </table:table-cell>
          <table:table-cell table:style-name="Table3.A2" office:value-type="string">
            <text:p text:style-name="P6">Metin</text:p>
          </table:table-cell>
          <table:table-cell table:style-name="Table3.C2" office:value-type="string">
            <text:p text:style-name="P6">İlçe adı</text:p>
          </table:table-cell>
        </table:table-row>
        <table:table-row>
          <table:table-cell table:style-name="Table3.A2" office:value-type="string">
            <text:p text:style-name="P6">il_id</text:p>
          </table:table-cell>
          <table:table-cell table:style-name="Table3.A2" office:value-type="string">
            <text:p text:style-name="P6">Tam sayı</text:p>
          </table:table-cell>
          <table:table-cell table:style-name="Table3.C2" office:value-type="string">
            <text:p text:style-name="P6">İl plaka sayısı</text:p>
          </table:table-cell>
        </table:table-row>
        <table:table-row>
          <table:table-cell table:style-name="Table3.A2" office:value-type="string">
            <text:p text:style-name="P6">İbbs1</text:p>
          </table:table-cell>
          <table:table-cell table:style-name="Table3.A2" office:value-type="string">
            <text:p text:style-name="P6">Metin</text:p>
          </table:table-cell>
          <table:table-cell table:style-name="Table3.C2" office:value-type="string">
            <text:p text:style-name="P6">İBBS birinci düzey kodu</text:p>
          </table:table-cell>
        </table:table-row>
        <table:table-row>
          <table:table-cell table:style-name="Table3.A2" office:value-type="string">
            <text:p text:style-name="P6">İbbs2</text:p>
          </table:table-cell>
          <table:table-cell table:style-name="Table3.A2" office:value-type="string">
            <text:p text:style-name="P6">Metin</text:p>
          </table:table-cell>
          <table:table-cell table:style-name="Table3.C2" office:value-type="string">
            <text:p text:style-name="P6">İBBS ikinci düzey kodu</text:p>
          </table:table-cell>
        </table:table-row>
        <table:table-row>
          <table:table-cell table:style-name="Table3.A2" office:value-type="string">
            <text:p text:style-name="P6">İbbs3</text:p>
          </table:table-cell>
          <table:table-cell table:style-name="Table3.A2" office:value-type="string">
            <text:p text:style-name="P6">Metin</text:p>
          </table:table-cell>
          <table:table-cell table:style-name="Table3.C2" office:value-type="string">
            <text:p text:style-name="P6">İBBS üçüncü düzey kodu</text:p>
          </table:table-cell>
        </table:table-row>
        <table:table-row>
          <table:table-cell table:style-name="Table3.A2" office:value-type="string">
            <text:p text:style-name="P6">AREA</text:p>
          </table:table-cell>
          <table:table-cell table:style-name="Table3.A2" office:value-type="string">
            <text:p text:style-name="P6">Tam Sayı</text:p>
          </table:table-cell>
          <table:table-cell table:style-name="Table3.C2" office:value-type="string">
            <text:p text:style-name="P6">Km<text:span text:style-name="T2">2</text:span><text:span text:style-name="T3"> biriminde alan</text:span></text:p>
          </table:table-cell>
        </table:table-row>
        <table:table-row>
          <table:table-cell table:style-name="Table3.A2" office:value-type="string">
            <text:p text:style-name="P6">PERIMETER</text:p>
          </table:table-cell>
          <table:table-cell table:style-name="Table3.A2" office:value-type="string">
            <text:p text:style-name="P6">Tam Sayı</text:p>
          </table:table-cell>
          <table:table-cell table:style-name="Table3.C2" office:value-type="string">
            <text:p text:style-name="P6">Km<text:span text:style-name="T2">2</text:span><text:span text:style-name="T3"> biriminde çevre</text:span></text:p>
          </table:table-cell>
        </table:table-row>
        <table:table-row>
          <table:table-cell table:style-name="Table3.A2" office:value-type="string">
            <text:p text:style-name="P6">renk_id</text:p>
          </table:table-cell>
          <table:table-cell table:style-name="Table3.A2" office:value-type="string">
            <text:p text:style-name="P6">Tam Sayı</text:p>
          </table:table-cell>
          <table:table-cell table:style-name="Table3.C2" office:value-type="string">
            <text:p text:style-name="P6">Komşu ilçeler aynı değeri almayacak şekilde tanımlanmış 1-6 arası tam sayı değer. Bu değer ile idari bölünüş haritaları yapılabilir. QGIS Topologic Coloring eklentisi ile oluşturulmuştur. </text:p>
          </table:table-cell>
        </table:table-row>
      </table:table>
      <text:p text:style-name="P5"/>
      <text:p text:style-name="P1">Not: Birden çok parçadan oluşan alanlar birleştirilmiştir. Bu nedenle çoklu alan geometrisine sahiptir. <text:span text:style-name="T9">İlçe merkez noktaları katmanı ile ile ortak özniteliklerin değerleri aynıdır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Başlık_20_Slaydı_7e_LT_7e_Gliederung_20_1" style:display-name="Başlık Slaydı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aşlık_20_Slaydı_7e_LT_7e_Gliederung_20_2" style:display-name="Başlık Slaydı~LT~Gliederung 2" style:family="paragraph" style:parent-style-name="Başlık_20_Slaydı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Slaydı_7e_LT_7e_Gliederung_20_3" style:display-name="Başlık Slaydı~LT~Gliederung 3" style:family="paragraph" style:parent-style-name="Başlık_20_Slaydı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şlık_20_Slaydı_7e_LT_7e_Gliederung_20_4" style:display-name="Başlık Slaydı~LT~Gliederung 4" style:family="paragraph" style:parent-style-name="Başlık_20_Slaydı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şlık_20_Slaydı_7e_LT_7e_Gliederung_20_5" style:display-name="Başlık Slaydı~LT~Gliederung 5" style:family="paragraph" style:parent-style-name="Başlık_20_Slaydı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Slaydı_7e_LT_7e_Gliederung_20_6" style:display-name="Başlık Slaydı~LT~Gliederung 6" style:family="paragraph" style:parent-style-name="Başlık_20_Slaydı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Slaydı_7e_LT_7e_Gliederung_20_7" style:display-name="Başlık Slaydı~LT~Gliederung 7" style:family="paragraph" style:parent-style-name="Başlık_20_Slaydı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Slaydı_7e_LT_7e_Gliederung_20_8" style:display-name="Başlık Slaydı~LT~Gliederung 8" style:family="paragraph" style:parent-style-name="Başlık_20_Slaydı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Slaydı_7e_LT_7e_Gliederung_20_9" style:display-name="Başlık Slaydı~LT~Gliederung 9" style:family="paragraph" style:parent-style-name="Başlık_20_Slaydı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Slaydı_7e_LT_7e_Titel" style:display-name="Başlık Slaydı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aşlık_20_Slaydı_7e_LT_7e_Untertitel" style:display-name="Başlık Slaydı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aşlık_20_Slaydı_7e_LT_7e_Notizen" style:display-name="Başlık Slaydı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aşlık_20_Slaydı_7e_LT_7e_Hintergrundobjekte" style:display-name="Başlık Slaydı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şlık_20_Slaydı_7e_LT_7e_Hintergrund" style:display-name="Başlık Slaydı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ve_20_İçerik_7e_LT_7e_Gliederung_20_1" style:display-name="Başlık ve İçerik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aşlık_20_ve_20_İçerik_7e_LT_7e_Gliederung_20_2" style:display-name="Başlık ve İçerik~LT~Gliederung 2" style:family="paragraph" style:parent-style-name="Başlık_20_ve_20_İçerik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ve_20_İçerik_7e_LT_7e_Gliederung_20_3" style:display-name="Başlık ve İçerik~LT~Gliederung 3" style:family="paragraph" style:parent-style-name="Başlık_20_ve_20_İçerik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şlık_20_ve_20_İçerik_7e_LT_7e_Gliederung_20_4" style:display-name="Başlık ve İçerik~LT~Gliederung 4" style:family="paragraph" style:parent-style-name="Başlık_20_ve_20_İçerik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şlık_20_ve_20_İçerik_7e_LT_7e_Gliederung_20_5" style:display-name="Başlık ve İçerik~LT~Gliederung 5" style:family="paragraph" style:parent-style-name="Başlık_20_ve_20_İçerik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ve_20_İçerik_7e_LT_7e_Gliederung_20_6" style:display-name="Başlık ve İçerik~LT~Gliederung 6" style:family="paragraph" style:parent-style-name="Başlık_20_ve_20_İçerik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ve_20_İçerik_7e_LT_7e_Gliederung_20_7" style:display-name="Başlık ve İçerik~LT~Gliederung 7" style:family="paragraph" style:parent-style-name="Başlık_20_ve_20_İçerik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ve_20_İçerik_7e_LT_7e_Gliederung_20_8" style:display-name="Başlık ve İçerik~LT~Gliederung 8" style:family="paragraph" style:parent-style-name="Başlık_20_ve_20_İçerik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ve_20_İçerik_7e_LT_7e_Gliederung_20_9" style:display-name="Başlık ve İçerik~LT~Gliederung 9" style:family="paragraph" style:parent-style-name="Başlık_20_ve_20_İçerik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şlık_20_ve_20_İçerik_7e_LT_7e_Titel" style:display-name="Başlık ve İçeri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aşlık_20_ve_20_İçerik_7e_LT_7e_Untertitel" style:display-name="Başlık ve İçeri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aşlık_20_ve_20_İçerik_7e_LT_7e_Notizen" style:display-name="Başlık ve İçeri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aşlık_20_ve_20_İçerik_7e_LT_7e_Hintergrundobjekte" style:display-name="Başlık ve İçeri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şlık_20_ve_20_İçerik_7e_LT_7e_Hintergrund" style:display-name="Başlık ve İçeri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6:12:04.040969048</meta:creation-date>
    <dc:date>2024-06-13T16:46:07.396226134</dc:date>
    <meta:editing-duration>PT17M42S</meta:editing-duration>
    <meta:editing-cycles>6</meta:editing-cycles>
    <meta:generator>LibreOffice/7.3.7.2$Linux_X86_64 LibreOffice_project/30$Build-2</meta:generator>
    <meta:document-statistic meta:table-count="3" meta:image-count="0" meta:object-count="0" meta:page-count="2" meta:paragraph-count="113" meta:word-count="415" meta:character-count="2861" meta:non-whitespace-character-count="2552"/>
  </office:meta>
</office:document-meta>
</file>